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Image 2" text:anchor-type="as-char" svg:x="0in" svg:y="0in" svg:width="1.41736in" svg:height="0.75625in" style:rel-width="scale" style:rel-height="scale"><draw:image xlink:href="media/image1.png" xlink:type="simple" xlink:show="embed" xlink:actuate="onLoad"/><svg:title/><svg:desc>C:\Users\ludo\AppData\Local\Microsoft\Windows\INetCache\Content.Word\092053.p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do</meta:initial-creator>
    <dc:creator>ludo</dc:creator>
    <meta:creation-date>2017-08-23T09:27:00Z</meta:creation-date>
    <dc:date>2017-08-24T15:09:00Z</dc:date>
    <meta:template xlink:href="Normal.dotm" xlink:type="simple"/>
    <meta:editing-cycles>1</meta:editing-cycles>
    <meta:editing-duration>PT106920S</meta:editing-duration>
    <meta:document-statistic meta:page-count="1" meta:paragraph-count="1" meta:word-count="0" meta:character-count="1" meta:row-count="1" meta:non-whitespace-character-count="1"/>
  </office:meta>
</office:document-meta>
</file>